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style:style>
    <style:style style:name="P2" style:family="paragraph" style:parent-style-name="Heading_20_2">
      <style:paragraph-properties fo:margin-top="0cm" fo:margin-bottom="0.247cm" style:contextual-spacing="false" fo:line-height="115%"/>
    </style:style>
    <style:style style:name="P3" style:family="paragraph" style:parent-style-name="Heading_20_3">
      <style:paragraph-properties fo:margin-top="0cm" fo:margin-bottom="0.247cm" style:contextual-spacing="false" fo:line-height="115%"/>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ademecum Tutor Inclusione Università di Padova</text:h>
      <text:p text:style-name="Text_20_body">Il sistema di tutoraggio per l'inclusione dell'Università di Padova rappresenta un modello avanzato di supporto specializzato che integra formazione mirata, procedure amministrative strutturate e un quadro normativo robusto per garantire il diritto allo studio a studenti con disabilità, DSA e altre vulnerabilità.</text:p>
      <text:h text:style-name="P2" text:outline-level="2">Responsabilità e attività dei tutor per l'inclusione</text:h>
      <text:p text:style-name="Text_20_body">I <text:span text:style-name="Strong_20_Emphasis">tutor per l'inclusione</text:span> sono studenti magistrali o dottorandi specializzati nel supporto a studenti con disabilità, disturbi specifici dell'apprendimento (DSA) e bisogni educativi speciali (BES). A differenza del tutorato didattico tradizionale, i tutor inclusione operano come <text:span text:style-name="Strong_20_Emphasis">"compagni di strada"</text:span> con responsabilità più ampie che includono supporto accademico, sociale e personale.</text:p>
      <text:h text:style-name="P3" text:outline-level="3">Attività principali</text:h>
      <text:p text:style-name="Text_20_body"><text:span text:style-name="Strong_20_Emphasis">Accompagnamento studenti con disabilità</text:span>: I tutor forniscono supporto individualizzato per <text:span text:style-name="Strong_20_Emphasis">studenti del primo anno</text:span> principalmente, facilitando l'integrazione universitaria attraverso assistenza nell'organizzazione dello studio, preparazione esami e sviluppo dell'autonomia. Il servizio è attivo durante i periodi di lezione e sessioni d'esame, dal lunedì al venerdì dalle 8:00 alle 18:00.</text:p>
      <text:p text:style-name="Text_20_body"><text:span text:style-name="Strong_20_Emphasis">Tutor lettori e amanuensi</text:span>: Servizio specializzato che include assistenza nella lettura durante lezioni ed esami, supporto nella scrittura per studenti con difficoltà motorie, e presa di appunti durante le lezioni. Le richieste devono essere presentate <text:span text:style-name="Strong_20_Emphasis">10 giorni prima della data d'esame</text:span> tramite moduli specifici.</text:p>
      <text:p text:style-name="Text_20_body"><text:span text:style-name="Strong_20_Emphasis">Supporto dedicato a studenti con DSA</text:span>: I tutor forniscono assistenza personalizzata basata su diagnosi DSA valide (massimo 3 anni se rilasciate prima dei 18 anni, permanenti se successive). Il supporto include strategie di studio adattive, utilizzo di strumenti compensativi e preparazione agli esami con tempi aggiuntivi fino al <text:span text:style-name="Strong_20_Emphasis">30%</text:span>.</text:p>
      <text:p text:style-name="Text_20_body"><text:span text:style-name="Strong_20_Emphasis">Assistenza durante esami e lezioni</text:span>: Include prolungamento dei tempi d'esame (+50% per disabilità, +30% per DSA), formati alternativi (orale vs scritto), uso di strumenti compensativi, aule silenziose separate e supporto lettore/amanuense quando necessario.</text:p>
      <text:p text:style-name="Text_20_body"><text:span text:style-name="Strong_20_Emphasis">Supporto per studenti con esigenze speciali</text:span>: Servizi di accompagnamento fisico per raggiungere le lezioni, supporto per la scelta dei piani di studio, assistenza nelle procedure amministrative e orientamento accademico e professionale.</text:p>
      <text:h text:style-name="P2" text:outline-level="2">Procedure amministrative specifiche</text:h>
      <text:p text:style-name="Text_20_body">Il sistema amministrativo dei tutor inclusione prevede procedure distintive rispetto al tutorato generale, con <text:span text:style-name="Strong_20_Emphasis">limitazioni orarie specifiche</text:span> e sistemi di monitoraggio dedicati.</text:p>
      <text:h text:style-name="P3" text:outline-level="3">Gestione ore e tracking</text:h>
      <text:p text:style-name="Text_20_body"><text:span text:style-name="Strong_20_Emphasis">Limite massimo 250 ore totali</text:span>: Tutti i contratti di tutorato per studenti magistrali sono soggetti a un limite complessivo di 250 ore annuali. <text:span text:style-name="Strong_20_Emphasis">Per scuole di specializzazione e dottorato il limite è di </text:span><text:soft-page-break/><text:span text:style-name="Strong_20_Emphasis">100 ore</text:span>. Il <text:span text:style-name="Strong_20_Emphasis">monitoraggio avviene tramite tabelle Google Drive condivise</text:span> dove i tutor inseriscono mensilmente le ore svolte entro il 10 del mese successivo.</text:p>
      <text:p text:style-name="Text_20_body"><text:span text:style-name="Strong_20_Emphasis">⚠️ IMPORTANTE - Sistema Drive</text:span>: Il file Drive <text:span text:style-name="Strong_20_Emphasis">NON va scaricato sul proprio PC</text:span> ma deve essere <text:span text:style-name="Strong_20_Emphasis">compilato direttamente dal link</text:span> fornito. Il sistema calcola automaticamente le ore e monitora il raggiungimento del monte ore contrattuale.</text:p>
      <text:p text:style-name="Text_20_body"><text:span text:style-name="Strong_20_Emphasis">Pagamenti strutturati in tre tranche</text:span>: Il sistema di compensi è organizzato come segue:</text:p>
      <text:list text:style-name="L1">
        <text:list-item>
          <text:p text:style-name="P4"><text:span text:style-name="Strong_20_Emphasis">1° tranche</text:span>: 1 ottobre - 28 febbraio con <text:span text:style-name="Strong_20_Emphasis">pagamento il 20 marzo</text:span> </text:p>
        </text:list-item>
        <text:list-item>
          <text:p text:style-name="P4"><text:span text:style-name="Strong_20_Emphasis">2° tranche</text:span>: 1 marzo - 30 giugno con <text:span text:style-name="Strong_20_Emphasis">pagamento il 20 luglio</text:span> </text:p>
        </text:list-item>
        <text:list-item>
          <text:p text:style-name="P5"><text:span text:style-name="Strong_20_Emphasis">3° tranche</text:span>: 1 luglio - 30 settembre con <text:span text:style-name="Strong_20_Emphasis">pagamento il 20 ottobre</text:span> </text:p>
        </text:list-item>
      </text:list>
      <text:p text:style-name="Text_20_body"><text:span text:style-name="Strong_20_Emphasis">⏰ Scadenze critiche</text:span>: Dopo il <text:span text:style-name="Strong_20_Emphasis">25 del mese antecedente</text:span> quello di pagamento non sarà possibile modificare il file aggiungendo ore. Se si è già a conoscenza di attività negli ultimi giorni del mese, le ore vanno inserite entro il giorno 25, riportando comunque la data esatta dell'attività.</text:p>
      <text:p text:style-name="Text_20_body"><text:span text:style-name="Strong_20_Emphasis">Preparazione personale</text:span>: È possibile inserire fino al <text:span text:style-name="Strong_20_Emphasis">20% delle ore totali dedicato alla preparazione personale</text:span> (materiale, ripasso personale della materia). Sarà possibile inserire fino ad un massimo di 20% delle ore totali dedicate ciascuna studentessa o ciascuno studente e solo per la preparazione agli esami.</text:p>
      <text:p text:style-name="Text_20_body"><text:span text:style-name="Strong_20_Emphasis">IBAN obbligatorio</text:span>: Per ricevere il pagamento è necessario aver inserito in Uniweb l'<text:span text:style-name="Strong_20_Emphasis">IBAN di un conto corrente intestato o co-intestato</text:span> al tutor. Il compenso percepito non crea reddito ed è calcolato sul lordo indicato nel contratto, sottraendo la parte relativa agli oneri per la previdenza.</text:p>
      <text:p text:style-name="Text_20_body"><text:span text:style-name="Strong_20_Emphasis">Moduli fiscali e autorizzazioni per dottorandi</text:span>: I dottorandi devono presentare specifici moduli fiscali e richiedere autorizzazioni al Consiglio Direttivo per attività di didattica, tutorato e attività esterne. La documentazione include registri firmati dal supervisore e relazioni individuali qualitative. Il modulo fiscale fa riferimento a situazioni (gestione separata e forme pensionistiche obbligatorie) strettamente personali.</text:p>
      <text:p text:style-name="Text_20_body"><text:span text:style-name="Strong_20_Emphasis">Comunicazioni ufficiali</text:span>: Per le comunicazioni sarà utilizzato esclusivamente l'<text:span text:style-name="Strong_20_Emphasis">indirizzo di posta istituzionale</text:span> (nome.cognome@studenti.unipd.it). Il Settore Inclusione si occupa della gestione e del pagamento del solo tutorato per l'Inclusione.</text:p>
      <text:h text:style-name="P3" text:outline-level="3">Monitoraggio e controlli</text:h>
      <text:p text:style-name="Text_20_body"><text:span text:style-name="Strong_20_Emphasis">Monitoraggio tramite form semestrali</text:span>: Il monitoraggio tramite form deve essere inviato:</text:p>
      <text:list text:style-name="L2">
        <text:list-item>
          <text:p text:style-name="P6"><text:span text:style-name="Strong_20_Emphasis">A metà di ogni semestre</text:span> (dicembre - maggio) </text:p>
        </text:list-item>
        <text:list-item>
          <text:p text:style-name="P6"><text:span text:style-name="Strong_20_Emphasis">Al termine di ogni semestre</text:span> (febbraio - settembre) </text:p>
        </text:list-item>
        <text:list-item>
          <text:p text:style-name="P7"><text:span text:style-name="Strong_20_Emphasis">A fine contratto</text:span> per monte ore raggiunto </text:p>
        </text:list-item>
      </text:list>
      <text:p text:style-name="Text_20_body"><text:span text:style-name="Strong_20_Emphasis">Responsabilità del tutor</text:span>: È cura del tutor tenere monitorato il monte ore complessivo per tutte le altre eventuali attività di tutorato (tutor di Ateneo, tutor Buddy, ecc.). Il monte ore complessivo per tutte le attività di tutorato non può superare le <text:span text:style-name="Strong_20_Emphasis">250 ore per le lauree magistrali</text:span> e le <text:span text:style-name="Strong_20_Emphasis">100 ore per le scuole di specializzazione e di dottorato</text:span>.</text:p>
      <text:h text:style-name="P2" text:outline-level="2">Formazione obbligatoria per tutor inclusione</text:h>
      <text:p text:style-name="Text_20_body">La formazione rappresenta un elemento distintivo e obbligatorio per l'inclusione nell'elenco degli idonei al tutoraggio inclusione.</text:p>
      <text:h text:style-name="P3" text:outline-level="3"><text:soft-page-break/>Struttura formativa</text:h>
      <text:p text:style-name="Text_20_body"><text:span text:style-name="Strong_20_Emphasis">Corsi specifici presso Psicologia UniPD</text:span>: La formazione è organizzata dal Settore Inclusione con sessioni presso l'Edificio Psicologia 3, Via Venezia 14 (Aule A e B). Per l'anno 2025 sono previste due date alternative: <text:span text:style-name="Strong_20_Emphasis">24 giugno 2025 (pomeriggio)</text:span> o <text:span text:style-name="Strong_20_Emphasis">23 settembre 2025 (pomeriggio)</text:span>.</text:p>
      <text:p text:style-name="Text_20_body"><text:span text:style-name="Strong_20_Emphasis">Programma formativo articolato</text:span>: La formazione include un <text:span text:style-name="Strong_20_Emphasis">modulo online autonomo di 2 ore</text:span> da completare prima della sessione in presenza, seguito da training specializzato su principi di inclusione, metodologie didattiche inclusive, conoscenza delle disabilità e DSA, e applicazione dei principi Universal Design for Learning.</text:p>
      <text:p text:style-name="Text_20_body"><text:span text:style-name="Strong_20_Emphasis">Competenze richieste</text:span>: La formazione sviluppa competenze interpersonali (facilitazione, mediazione, comunicazione inclusiva), competenze di supporto accademico (strategie di studio, preparazione esami, supporto disciplinare) e metodologie specifiche per l'inclusione (tecnologie assistive, personalizzazione dell'apprendimento, rimozione di barriere).</text:p>
      <text:p text:style-name="Text_20_body"><text:span text:style-name="Strong_20_Emphasis">Formazione continua</text:span>: Sono previsti workshop regolari su metodologie inclusive, seminari su disabilità specifiche, aggiornamenti su tecnologie assistive e programmi di certificazione per Learning Tutor.</text:p>
      <text:h text:style-name="P2" text:outline-level="2">Requisiti e selezione</text:h>
      <text:p text:style-name="Text_20_body">Il processo di selezione per tutor inclusione presenta <text:span text:style-name="Strong_20_Emphasis">criteri specifici</text:span> che differenziano questo ruolo dal tutorato didattico tradizionale.</text:p>
      <text:h text:style-name="P3" text:outline-level="3">Criteri di selezione distintivi</text:h>
      <text:p text:style-name="Text_20_body"><text:span text:style-name="Strong_20_Emphasis">Eleggibilità</text:span>: Possono candidarsi studenti iscritti a corsi magistrali, magistrali a ciclo unico, dottorati di ricerca e scuole di specializzazione. La selezione avviene tramite <text:span text:style-name="Strong_20_Emphasis">valutazione per titoli</text:span> (rendimento accademico) e <text:span text:style-name="Strong_20_Emphasis">colloquio orale</text:span> per la valutazione motivazionale.</text:p>
      <text:p text:style-name="Text_20_body"><text:span text:style-name="Strong_20_Emphasis">Competenze interpersonali specifiche</text:span>: I candidati devono dimostrare capacità di agire come "compagni di strada", facilitare l'integrazione degli studenti più giovani nella vita universitaria, e possedere sensibilità verso bisogni diversi e vulnerabilità.</text:p>
      <text:p text:style-name="Text_20_body"><text:span text:style-name="Strong_20_Emphasis">Differenze dal tutorato didattico normale</text:span>: Mentre il tutorato didattico si concentra su informazioni accademiche e orientamento generale, i tutor inclusione ricevono <text:span text:style-name="Strong_20_Emphasis">formazione specializzata più intensiva</text:span>, lavorano direttamente con il Settore Inclusione, e forniscono supporto più ampio che include integrazione sociale e sviluppo personale.</text:p>
      <text:p text:style-name="Text_20_body"><text:span text:style-name="Strong_20_Emphasis">Timeline di selezione</text:span>: Per l'anno 2025-2026, le candidature sono accettate dal <text:span text:style-name="Strong_20_Emphasis">6-26 maggio 2025</text:span> tramite Uniweb, con colloqui dal 29 maggio al 10 giugno 2025 e pubblicazione risultati dal 18 giugno 2025.</text:p>
      <text:h text:style-name="P2" text:outline-level="2">Coordinamento e referenti</text:h>
      <text:p text:style-name="Text_20_body">L'organizzazione del tutoraggio inclusione presenta una <text:span text:style-name="Strong_20_Emphasis">struttura amministrativa distinta</text:span> dall'ufficio tutorato generale, con personale specializzato e procedure dedicate.</text:p>
      <text:h text:style-name="P3" text:outline-level="3"><text:soft-page-break/>Struttura organizzativa</text:h>
      <text:p text:style-name="Text_20_body"><text:span text:style-name="Strong_20_Emphasis">Settore Inclusione</text:span>: L'unità responsabile è il <text:span text:style-name="Strong_20_Emphasis">Settore Inclusione dell'Ufficio Servizi agli Studenti</text:span>, distinto dal Settore Orientamento e Tutorato. La sede principale è in <text:span text:style-name="Strong_20_Emphasis">Via Venezia 8/A, 35131 Padova</text:span> (vicino al Bar Scalini del Portello), con ufficio secondario in Via Portello 23.</text:p>
      <text:p text:style-name="Text_20_body"><text:span text:style-name="Strong_20_Emphasis">Personale chiave</text:span>: La <text:span text:style-name="Strong_20_Emphasis">Responsabile del Settore Inclusione è Benedetta Zatti</text:span> (tel. 049 827 5042, benedetta.zatti@unipd.it). <text:span text:style-name="Strong_20_Emphasis">Maria Elena Zanon</text:span> è parte del personale del Settore specializzata nei tutor inclusione (tel. 049 827 50 38, mariaelena.zanon@unipd.it), insieme a Sarah Benato (Responsabile, 049 827 5032), Luca Deppieri (049 827 5043), Angela Paiano, Marta Rizzo (049 827 8956) e Livia De Paolis (049 827 5963).</text:p>
      <text:p text:style-name="Text_20_body"><text:span text:style-name="Strong_20_Emphasis">Procedure di comunicazione</text:span>: Il contatto primario è <text:span text:style-name="Strong_20_Emphasis">inclusione.studenti@unipd.it</text:span> (tel. 049 827 5038). Gli orari di ricevimento sono: lunedì, mercoledì, venerdì 10:00-13:00; martedì 10:00-13:00 e 15:00-16:30; giovedì 10:00-15:00.</text:p>
      <text:p text:style-name="Text_20_body"><text:span text:style-name="Strong_20_Emphasis">Coordinamento gerarchico</text:span>: Prof.ssa Barbara Arfè è la Delegata all'Inclusione e Disabilità, con Roberta Rasa come Dirigente Area Didattica e Servizi agli Studenti e Alessandra Biscaro come Direttrice Ufficio Servizi agli Studenti.</text:p>
      <text:h text:style-name="P2" text:outline-level="2">Aspetti normativi e legali</text:h>
      <text:p text:style-name="Text_20_body">Il quadro normativo per il tutoraggio inclusione si basa su una <text:span text:style-name="Strong_20_Emphasis">stratificazione legislativa</text:span> che include normative nazionali, linee guida ministeriali e regolamenti istituzionali specifici.</text:p>
      <text:h text:style-name="P3" text:outline-level="3">Fondamenti legislativi nazionali</text:h>
      <text:p text:style-name="Text_20_body"><text:span text:style-name="Strong_20_Emphasis">Legge 17/1999</text:span>: Stabilisce il diritto all'istruzione universitaria per studenti con disabilità e obbliga le università a creare servizi e sistemi di supporto, fornendo la base legale per i servizi di tutorato.</text:p>
      <text:p text:style-name="Text_20_body"><text:span text:style-name="Strong_20_Emphasis">Legge 170/2010</text:span>: Riconosce dislessia, disgrafia, disortografia e discalculia come disturbi specifici dell'apprendimento, garantendo <text:span text:style-name="Strong_20_Emphasis">misure dispensative e compensative</text:span> appropriate durante tutto il percorso universitario, inclusa la possibilità di tempi aggiuntivi fino al <text:span text:style-name="Strong_20_Emphasis">30%</text:span> per le verifiche.</text:p>
      <text:p text:style-name="Text_20_body"><text:span text:style-name="Strong_20_Emphasis">Legge 104/1992</text:span>: Legislazione quadro fondamentale sui diritti delle persone con disabilità, che stabilisce diritti di dignità, libertà e autonomia e fornisce il framework per l'integrazione in contesti educativi.</text:p>
      <text:h text:style-name="P3" text:outline-level="3">Linee guida ministeriali recenti</text:h>
      <text:p text:style-name="Text_20_body"><text:span text:style-name="Strong_20_Emphasis">Linee Guida CNUDD 2024</text:span>: Approvate il 25 settembre 2024 e ratificate dalla CRUI, rappresentano le linee guida più recenti per l'inclusione universitaria con 24 pagine e 10 capitoli che coprono obblighi istituzionali, organizzazione dei servizi, requisiti di formazione per tutor e sistemi di garanzia qualità.</text:p>
      <text:p text:style-name="Text_20_body"><text:span text:style-name="Strong_20_Emphasis">Decreto Ministeriale 5669/2011</text:span>: Fornisce procedure dettagliate per l'implementazione della Legge 170/2010, specificando misure compensative e dispensative e stabilendo il tempo aggiuntivo massimo del 30% per gli esami.</text:p>
      <text:h text:style-name="P3" text:outline-level="3"><text:soft-page-break/>Regolamenti UniPD specifici</text:h>
      <text:p text:style-name="Text_20_body"><text:span text:style-name="Strong_20_Emphasis">Regolamento Tutorato (D.R. 2754/2013, modificato da D.R. 1066/2024)</text:span>: Regolamento attuale in vigore dal 2 aprile 2024 che governa tutte le attività di tutorato includendo il tutoraggio inclusione, definendo criteri di selezione, requisiti formativi e procedure operative.</text:p>
      <text:p text:style-name="Text_20_body"><text:span text:style-name="Strong_20_Emphasis">Regolamento Didattica (D.R. 4871/2024)</text:span>: Regolamento in vigore dal 10 dicembre 2024 con articoli specifici sul supporto per disabilità e inclusione, che obbliga attività di supporto individualizzate e richiede collaborazione tra dipartimenti e servizi specializzati.</text:p>
      <text:h text:style-name="P3" text:outline-level="3">Diritti degli studenti e obblighi istituzionali</text:h>
      <text:p text:style-name="Text_20_body"><text:span text:style-name="Strong_20_Emphasis">Diritti fondamentali</text:span>: Esenzione totale dalle tasse universitarie per studenti con disabilità &gt;66% o riconoscimento Legge 104/1992, procedure d'esame personalizzate, accesso a tecnologie assistive e servizi di accompagnamento.</text:p>
      <text:p text:style-name="Text_20_body"><text:span text:style-name="Strong_20_Emphasis">Obblighi istituzionali UniPD</text:span>: Servizi di tutorato inclusione obbligatori, valutazioni di accessibilità, interpretariato LIS professionale e stenotipia, servizi di trasporto e accompagnamento, aule studio silenziate e attrezzature specializzate.</text:p>
      <text:p text:style-name="Text_20_body">Il sistema di tutoraggio inclusione dell'Università di Padova rappresenta un modello integrato che combina formazione specializzata, procedure amministrative strutturate e un solido quadro normativo per garantire il successo accademico di studenti con diverse esigenze educative. La sua efficacia si basa sulla collaborazione tra personale specializzato, tutor formati professionalmente e un sistema di monitoraggio continuo che assicura qualità e adeguatezza del servizio offert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16:04:04.676507600</meta:creation-date>
    <dc:date>2025-07-08T16:09:25.853179900</dc:date>
    <meta:editing-duration>PT27S</meta:editing-duration>
    <meta:editing-cycles>2</meta:editing-cycles>
    <meta:generator>LibreOffice/25.2.4.3$Windows_X86_64 LibreOffice_project/33e196637044ead23f5c3226cde09b47731f7e27</meta:generator>
    <meta:print-date>2025-07-08T16:09:23.413094600</meta:print-date>
    <meta:printed-by>File PDF</meta:printed-by>
    <meta:document-statistic meta:table-count="0" meta:image-count="0" meta:object-count="0" meta:page-count="5" meta:paragraph-count="67" meta:word-count="1715" meta:character-count="12654" meta:non-whitespace-character-count="11006"/>
  </office:meta>
</office:document-meta>
</file>